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idea: add extra classes in a hierarchy (vowels, fricatives…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h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eng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-h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h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w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h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zh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h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h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hv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ix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y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y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w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ux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x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02:50.325344156</meta:creation-date>
    <dc:date>2016-11-12T12:45:26.894551774</dc:date>
    <meta:editing-duration>PT22M16S</meta:editing-duration>
    <meta:editing-cycles>2</meta:editing-cycles>
    <meta:generator>LibreOffice/5.1.4.2$Linux_X86_64 LibreOffice_project/10m0$Build-2</meta:generator>
    <meta:document-statistic meta:table-count="1" meta:cell-count="92" meta:object-count="0"/>
  </office:meta>
</office:document-meta>
</file>